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7.916cm" table:align="left"/>
    </style:style>
    <style:style style:name="表2.A" style:family="table-column">
      <style:table-column-properties style:column-width="1.688cm"/>
    </style:style>
    <style:style style:name="表2.B" style:family="table-column">
      <style:table-column-properties style:column-width="6.228cm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3" style:family="table">
      <style:table-properties style:width="14.796cm" table:align="left"/>
    </style:style>
    <style:style style:name="表3.A" style:family="table-column">
      <style:table-column-properties style:column-width="1.94cm"/>
    </style:style>
    <style:style style:name="表3.B" style:family="table-column">
      <style:table-column-properties style:column-width="5.182cm"/>
    </style:style>
    <style:style style:name="表3.C" style:family="table-column">
      <style:table-column-properties style:column-width="2.976cm"/>
    </style:style>
    <style:style style:name="表3.D" style:family="table-column">
      <style:table-column-properties style:column-width="4.697cm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D1" style:family="table-cell">
      <style:table-cell-properties fo:padding="0.097cm" fo:border="0.002cm solid #000000"/>
    </style:style>
    <style:style style:name="表4" style:family="table">
      <style:table-properties style:width="14.796cm" table:align="left"/>
    </style:style>
    <style:style style:name="表4.A" style:family="table-column">
      <style:table-column-properties style:column-width="5.953cm"/>
    </style:style>
    <style:style style:name="表4.B" style:family="table-column">
      <style:table-column-properties style:column-width="1.169cm"/>
    </style:style>
    <style:style style:name="表4.C" style:family="table-column">
      <style:table-column-properties style:column-width="2.976cm"/>
    </style:style>
    <style:style style:name="表4.D" style:family="table-column">
      <style:table-column-properties style:column-width="4.697cm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D1" style:family="table-cell">
      <style:table-cell-properties fo:padding="0.097cm" fo:border="0.002cm solid #000000"/>
    </style:style>
    <style:style style:name="表5" style:family="table">
      <style:table-properties style:width="14.796cm" table:align="left"/>
    </style:style>
    <style:style style:name="表5.A" style:family="table-column">
      <style:table-column-properties style:column-width="5.953cm"/>
    </style:style>
    <style:style style:name="表5.B" style:family="table-column">
      <style:table-column-properties style:column-width="8.842cm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8.5cm" style:rel-column-width="32767*"/>
    </style:style>
    <style:style style:name="表12.B" style:family="table-column">
      <style:table-column-properties style:column-width="8.5cm" style:rel-column-width="32768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0.485cm" style:rel-column-width="1869*"/>
    </style:style>
    <style:style style:name="表10.B" style:family="table-column">
      <style:table-column-properties style:column-width="2.757cm" style:rel-column-width="10627*"/>
    </style:style>
    <style:style style:name="表10.C" style:family="table-column">
      <style:table-column-properties style:column-width="8.532cm" style:rel-column-width="32889*"/>
    </style:style>
    <style:style style:name="表10.D" style:family="table-column">
      <style:table-column-properties style:column-width="5.226cm" style:rel-column-width="20150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D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language-asian="ja" style:country-asian="JP"/>
    </style:style>
    <style:style style:name="P2" style:family="paragraph" style:parent-style-name="Table_20_Contents">
      <style:text-properties fo:font-size="20pt" fo:background-color="#66ff66" style:font-size-asian="20pt" style:font-size-complex="20pt"/>
    </style:style>
    <style:style style:name="P3" style:family="paragraph" style:parent-style-name="Table_20_Contents">
      <style:text-properties fo:font-size="16pt" style:font-size-asian="16pt" style:language-asian="ja" style:country-asian="JP" style:font-size-complex="16pt"/>
    </style:style>
    <style:style style:name="P4" style:family="paragraph" style:parent-style-name="Table_20_Contents">
      <style:text-properties fo:font-size="14pt" style:font-size-asian="14pt" style:font-size-complex="14pt"/>
    </style:style>
    <style:style style:name="P5" style:family="paragraph" style:parent-style-name="Table_20_Contents">
      <style:text-properties style:font-name="Arial1" fo:font-size="14pt" style:font-name-asian="Arial" style:font-size-asian="18pt" style:font-size-complex="18pt"/>
    </style:style>
    <style:style style:name="P6" style:family="paragraph" style:parent-style-name="Standard">
      <style:text-properties fo:font-size="18pt" style:font-name-asian="Arial" style:font-size-asian="18pt" style:font-size-complex="18pt"/>
    </style:style>
    <style:style style:name="P7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8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9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0" style:family="paragraph" style:parent-style-name="Text_20_body">
      <style:text-properties fo:font-size="18pt" style:font-name-asian="Arial" style:font-size-asian="18pt" style:font-size-complex="18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font-name-asian="Arial" style:font-size-asian="18pt" style:font-size-complex="18p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name-asian="Arial" style:font-size-asian="22pt" style:font-size-complex="22pt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name-asian="Arial" style:font-size-asian="22pt" style:font-weight-asian="normal" style:font-name-complex="Arial" style:font-size-complex="22pt" style:font-weight-complex="normal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22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name-complex="Arial" style:font-size-complex="26pt" style:font-weight-complex="bold"/>
    </style:style>
    <style:style style:name="P24" style:family="paragraph" style:parent-style-name="Text_20_body" style:list-style-name="L1">
      <style:paragraph-properties fo:margin-top="0cm" fo:margin-bottom="0cm" fo:line-height="138%" style:writing-mode="lr-tb"/>
      <style:text-properties fo:font-weight="bold"/>
    </style:style>
    <style:style style:name="P2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name-asian="Arial" style:font-size-asian="22pt" style:font-weight-asian="normal" style:font-name-complex="Arial" style:font-size-complex="22pt" style:font-weight-complex="normal"/>
    </style:style>
    <style:style style:name="P26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27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8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29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30" style:family="paragraph" style:parent-style-name="Standard">
      <style:text-properties fo:font-size="20pt" fo:font-weight="normal" fo:background-color="#99ffff" style:font-size-asian="20pt" style:font-weight-asian="normal" style:font-name-complex="Arial" style:font-size-complex="20pt" style:font-weight-complex="normal"/>
    </style:style>
    <style:style style:name="P31" style:family="paragraph" style:parent-style-name="Standard">
      <style:paragraph-properties fo:background-color="#ccffff">
        <style:background-image/>
      </style:paragraph-properties>
      <style:text-properties fo:font-size="20pt" fo:font-weight="normal" fo:background-color="#99ffff" style:font-size-asian="20pt" style:font-weight-asian="normal" style:font-name-complex="Arial" style:font-size-complex="20pt" style:font-weight-complex="normal"/>
    </style:style>
    <style:style style:name="P32" style:family="paragraph" style:parent-style-name="Table_20_Contents">
      <style:text-properties style:font-name="Arial1" fo:font-size="14pt" style:font-name-asian="Arial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language-asian="ja" style:country-asian="JP" style:font-weight-asian="bold" style:font-weight-complex="bold"/>
    </style:style>
    <style:style style:name="T3" style:family="text">
      <style:text-properties fo:language="en" fo:country="none"/>
    </style:style>
    <style:style style:name="T4" style:family="text">
      <style:text-properties style:language-asian="ja" style:country-asian="JP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7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8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9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ja.wikipedia.org/wiki/アラビア文字#字母" text:style-name="Internet_20_link" text:visited-style-name="Visited_20_Internet_20_Link">https://ja.wikipedia.org/wiki/アラビア文字#字母</text:a></text:p>
      <text:p text:style-name="Standard"/>
      <text:p text:style-name="Standard">20191230_213459</text:p>
      <text:p text:style-name="Standard">21 تموز: مواجهات مارون الراس</text:p>
      <text:p text:style-name="Standard"><text:a xlink:type="simple" xlink:href="https://www.moqawama.org/essaydetails.php?eid=1874&amp;cid=321" text:style-name="Internet_20_link" text:visited-style-name="Visited_20_Internet_20_Link">https://www.moqawama.org/essaydetails.php?eid=1874&amp;cid=321</text:a></text:p>
      <text:p text:style-name="Standard"/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Standard">واصلت<text:tab/>wa:s^alat<text:tab/>push along </text:p>
            <text:p text:style-name="Standard">قوات<text:tab/>qu:wat<text:tab/><text:tab/>troop</text:p>
            <text:p text:style-name="Standard">الاحتلال<text:tab/>al'achtilalu<text:tab/>Occupation</text:p>
            <text:p text:style-name="Standard">نهجها<text:tab/>nahijuha<text:tab/>approach </text:p>
            <text:p text:style-name="Standard">التدميري<text:tab/>altadmiyriyu<text:tab/>Destructive</text:p>
            <text:p text:style-name="Standard">بالاعتماد<text:tab/>bila<text:span text:style-name="T1">A</text:span>:timadi<text:tab/>dependence </text:p>
            <text:p text:style-name="Standard">على<text:tab/><text:span text:style-name="T1">A</text:span>:la:<text:tab/>to</text:p>
            <text:p text:style-name="Standard">سلاح<text:tab/>silachun<text:tab/>weapon </text:p>
            <text:p text:style-name="Standard">الجو،<text:tab/>aljawu<text:tab/><text:span text:style-name="T3">air</text:span> </text:p>
          </table:table-cell>
          <table:table-cell table:style-name="表1.B1" office:value-type="string">
            <text:p text:style-name="Table_20_Contents"/>
          </table:table-cell>
        </table:table-row>
        <table:table-row>
          <table:table-cell table:style-name="表1.A2" office:value-type="string">
            <text:p text:style-name="Table_20_Contents"/>
          </table:table-cell>
          <table:table-cell table:style-name="表1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20191231_214628</text:p>
      <text:p text:style-name="Standard"/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Table_20_Contents">ولم</text:p>
            <text:p text:style-name="Table_20_Contents"><text:s/>توقف</text:p>
            <text:p text:style-name="Table_20_Contents"><text:s/>قصف</text:p>
            <text:p text:style-name="Table_20_Contents"><text:s/>مناطق</text:p>
            <text:p text:style-name="Table_20_Contents"><text:s/>الضاحية</text:p>
            <text:p text:style-name="Table_20_Contents"><text:s/>الجنوبية،</text:p>
          </table:table-cell>
          <table:table-cell table:style-name="表2.B1" office:value-type="string">
            <text:p text:style-name="Table_20_Contents">and did not / wa lam</text:p>
            <text:p text:style-name="Table_20_Contents"/>
            <text:p text:style-name="Table_20_Contents">stop <text:s/>/ tawaqafa</text:p>
            <text:p text:style-name="Table_20_Contents">bombing / qas^afa</text:p>
            <text:p text:style-name="Table_20_Contents"/>
            <text:p text:style-name="Table_20_Contents">area / mana:tiqu</text:p>
            <text:p text:style-name="Table_20_Contents">The suburb / ald^a:chiya</text:p>
            <text:p text:style-name="Table_20_Contents"/>
            <text:p text:style-name="Table_20_Contents">Southern / al jan<text:span text:style-name="T4">uwbiya</text:span></text:p>
          </table:table-cell>
        </table:table-row>
      </table:table>
      <text:p text:style-name="Standard"/>
      <text:p text:style-name="Standard">20200101_214924</text:p>
      <text:p text:style-name="Standard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row>
          <table:table-cell table:style-name="表3.A1" office:value-type="string">
            <text:p text:style-name="Table_20_Contents">وعملت على تدمير المدمّر، ومنها مبنى الإعلام المركزي لحزب الله <text:soft-page-break/>والإدارة </text:p>
          </table:table-cell>
          <table:table-cell table:style-name="表3.A1" office:value-type="string">
            <text:p text:style-name="P1">wa A:mirat / it worked</text:p>
            <text:p text:style-name="P1"/>
            <text:p text:style-name="P1">A:la: / to</text:p>
            <text:p text:style-name="P1">tadmiyr / destruction</text:p>
            <text:p text:style-name="P1"/>
            <text:p text:style-name="P1">almad-mar / the descructive</text:p>
            <text:p text:style-name="P1">wa minha / and who?</text:p>
            <text:p text:style-name="P1"/>
            <text:p text:style-name="P1">mabna: / building</text:p>
            <text:p text:style-name="P1">al'aAlam / media</text:p>
            <text:p text:style-name="P1"/>
            <text:p text:style-name="P1">almarkaziyu / central</text:p>
            <text:p text:style-name="P1">li'chizb'i-la: / for hezbollah</text:p>
          </table:table-cell>
          <table:table-cell table:style-name="表3.A1" office:value-type="string">
            <text:p text:style-name="Table_20_Contents"/>
          </table:table-cell>
          <table:table-cell table:style-name="表3.D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20200102_212211</text:p>
      <text:p text:style-name="Standard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row>
          <table:table-cell table:style-name="表4.A1" office:value-type="string">
            <text:p text:style-name="Table_20_Contents">والإدارة المركزية لمؤسسة الشهيد وسنتر داغر في حارة حريك. وفي حر</text:p>
          </table:table-cell>
          <table:table-cell table:style-name="表4.A1" office:value-type="string">
            <text:p text:style-name="P1"/>
          </table:table-cell>
          <table:table-cell table:style-name="表4.A1" office:value-type="string">
            <text:p text:style-name="Table_20_Contents"/>
          </table:table-cell>
          <table:table-cell table:style-name="表4.D1" office:value-type="string">
            <text:p text:style-name="Table_20_Contents"/>
          </table:table-cell>
        </table:table-row>
      </table:table>
      <text:p text:style-name="Standard"/>
      <text:p text:style-name="Standard"><text:a xlink:type="simple" xlink:href="https://writer.zoho.com/writer/open/fqdab34b30bbd0c06465c97e13d270cc1cae5" text:style-name="Internet_20_link" text:visited-style-name="Visited_20_Internet_20_Link">https://writer.zoho.com/writer/open/fqdab34b30bbd0c06465c97e13d270cc1cae5</text:a> </text:p>
      <text:p text:style-name="Standard"/>
      <text:p text:style-name="Standard">20200103_213152</text:p>
      <text:p text:style-name="Standard"/>
      <text:p text:style-name="Standard">---------------------------------------------------------------------------</text:p>
      <text:p text:style-name="Standard">20200205_100156</text:p>
      <text:p text:style-name="Standard"><text:a xlink:type="simple" xlink:href="https://quranonline.net/al-fatihah/" text:style-name="Internet_20_link" text:visited-style-name="Visited_20_Internet_20_Link">https://quranonline.net/al-fatihah/</text:a></text:p>
      <text:p text:style-name="Standard"/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">بِسۡمِ ٱللَّهِ ٱلرَّحۡمَٰنِ ٱلرَّحِيمِ</text:p>
          </table:table-cell>
          <table:table-cell table:style-name="表5.B1" office:value-type="string">
            <text:p text:style-name="P3">bismi ~ in the name of / allah / arrachma:ni: ~ Entirely Merciful / arrachiym ~ Especially Merciful</text:p>
            <text:p text:style-name="P3"/>
          </table:table-cell>
        </table:table-row>
        <table:table-row>
          <table:table-cell table:style-name="表5.A2" office:value-type="string">
            <text:p text:style-name="P2">ٱلۡحَمۡدُ لِلَّهِ رَبِّ ٱلۡعَٰلَمِينَ</text:p>
          </table:table-cell>
          <table:table-cell table:style-name="表5.B2" office:value-type="string">
            <text:p text:style-name="P3">alchamdu ~ praise / lillahi ~ to Allah / <text:s text:c="2"/>rabbi ~ lord / alAAalamiyn ~ of the worlds</text:p>
          </table:table-cell>
        </table:table-row>
        <table:table-row>
          <table:table-cell table:style-name="表5.A2" office:value-type="string">
            <text:p text:style-name="P2">ٱلرَّحۡمَٰنِ ٱلرَّحِيمِ</text:p>
          </table:table-cell>
          <table:table-cell table:style-name="表5.B2" office:value-type="string">
            <text:p text:style-name="P3">arrachma:ni: ~ Entirely Merciful / arrachiym ~ Especially Merciful</text:p>
          </table:table-cell>
        </table:table-row>
        <table:table-row>
          <table:table-cell table:style-name="表5.A2" office:value-type="string">
            <text:p text:style-name="P2">مَٰلِكِ يَوۡمِ ٱلدِّينِ</text:p>
          </table:table-cell>
          <table:table-cell table:style-name="表5.B2" office:value-type="string">
            <text:p text:style-name="P3">maaliki ~ sovereign / yawmi ~ day / addiyn ~ recompense</text:p>
          </table:table-cell>
        </table:table-row>
        <table:table-row>
          <table:table-cell table:style-name="表5.A2" office:value-type="string">
            <text:p text:style-name="P2">إِيَّاكَ نَعۡبُدُ وَإِيَّاكَ نَسۡتَعِينُ</text:p>
          </table:table-cell>
          <table:table-cell table:style-name="表5.B2" office:value-type="string">
            <text:p text:style-name="P3">iyyaaka ~ You / naAbudu ~ (we)worship / and You / nastaIyn ~ ask for help</text:p>
          </table:table-cell>
        </table:table-row>
      </table:table>
      <text:p text:style-name="Standard"/>
      <text:p text:style-name="P6">[/ 20200205_100654]</text:p>
      <text:p text:style-name="P6"/>
      <text:p text:style-name="P18"/>
      <text:p text:style-name="P6">“Guide us to the straight path”</text:p>
      <text:p text:style-name="P6"><text:a xlink:type="simple" xlink:href="https://quranonline.net/al-fatihah/" text:style-name="Internet_20_link" text:visited-style-name="Visited_20_Internet_20_Link">https://quranonline.net/al-fatihah/</text:a></text:p>
      <text:p text:style-name="P6"><text:soft-page-break/><text:a xlink:type="simple" xlink:href="https://quran.com/1" text:style-name="Internet_20_link" text:visited-style-name="Visited_20_Internet_20_Link">https://quran.com/1</text:a></text:p>
      <text:p text:style-name="P6"/>
      <text:p text:style-name="P13">------------------------------------------------------------</text:p>
      <text:p text:style-name="P16">[20200210_143401]</text:p>
      <text:p text:style-name="Text_20_body"/>
      <text:p text:style-name="P20"><text:span text:style-name="T5">1. </text:span><text:span text:style-name="T6">XX:XX</text:span></text:p>
      <text:p text:style-name="P21"><text:span text:style-name="T7">1. </text:span><text:span text:style-name="T9">1:6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7">ٱهۡدِنَا ٱلصِّرَٰطَ ٱلۡمُسۡتَقِيمَ</text:p>
          </table:table-cell>
          <table:table-cell table:style-name="表6.B1" office:value-type="string">
            <text:p text:style-name="P8">ihdina: ~ guide us / al's^ira:t^a ~ to the path / al'mustaqiym ~ straight</text:p>
          </table:table-cell>
        </table:table-row>
        <table:table-row>
          <table:table-cell table:style-name="表6.A2" office:value-type="string">
            <text:p text:style-name="P7">1:7</text:p>
            <text:p text:style-name="P7">صِرَٰطَ ٱلَّذِينَ </text:p>
            <text:p text:style-name="P7">أَنۡعَمۡتَ </text:p>
            <text:p text:style-name="P7">عَلَيۡهِمۡ غَيۡرِ </text:p>
            <text:p text:style-name="P7"/>
            <text:p text:style-name="P7">ٱلۡمَغۡضُوبِ </text:p>
            <text:p text:style-name="P7">عَلَيۡهِمۡ وَلَا</text:p>
            <text:p text:style-name="P7"><text:s/>ٱلضَّآلِّينَ</text:p>
          </table:table-cell>
          <table:table-cell table:style-name="表6.B2" office:value-type="string">
            <text:p text:style-name="P8">s^iraat^a ~ the path / al'lathiyna ~ those </text:p>
            <text:p text:style-name="P8"/>
            <text:p text:style-name="P8">/ an'AAmta ~ You have bestowed favor</text:p>
            <text:p text:style-name="P8"/>
            <text:p text:style-name="P8">Aaleyhim ~ on them / ghayri</text:p>
            <text:p text:style-name="P8"/>
            <text:p text:style-name="P8">almaghd^uwbi ~ those who have evoked [Your] anger</text:p>
            <text:p text:style-name="P8"/>
            <text:p text:style-name="P8">Aaleyhim – on them / and not</text:p>
            <text:p text:style-name="P8"/>
            <text:p text:style-name="P8">a'ddaalliyn – of those who are astray</text:p>
          </table:table-cell>
        </table:table-row>
      </table:table>
      <text:p text:style-name="P14"/>
      <text:p text:style-name="P15"/>
      <text:p text:style-name="P20"><text:span text:style-name="T7">[next] </text:span><text:span text:style-name="T8">1:8</text:span></text:p>
      <text:p text:style-name="Text_20_body"/>
      <text:p text:style-name="P17">[/  20200210_145659]</text:p>
      <text:p text:style-name="Text_20_body"/>
      <text:p text:style-name="P18"/>
      <text:p text:style-name="P10"/>
      <text:p text:style-name="P13"><text:soft-page-break/>------------------------------------------------------------</text:p>
      <text:p text:style-name="P16">[XXX]</text:p>
      <text:p text:style-name="Text_20_body"/>
      <text:p text:style-name="P20"><text:span text:style-name="T5">1. </text:span><text:span text:style-name="T6">XX:XX</text:span></text:p>
      <text:list xml:id="list2780016024591669096" text:style-name="L1">
        <text:list-item>
          <text:p text:style-name="P24"><text:span text:style-name="T9">X:X </text:span><text:a xlink:type="simple" xlink:href="https://quranonline.net/al-imran/" text:style-name="Internet_20_link" text:visited-style-name="Visited_20_Internet_20_Link">https://quranonline.net/al-imran/</text:a></text:p>
        </text:list-item>
        <text:list-item>
          <text:p text:style-name="P24"><text:a xlink:type="simple" xlink:href="https://quranonline.net/al-baqarah/" text:style-name="Internet_20_link" text:visited-style-name="Visited_20_Internet_20_Link"><text:span text:style-name="T9">https://quranonline.net/al-baqarah/</text:span></text:a></text:p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7">2:2</text:p>
            <text:p text:style-name="P7">ذَٰلِكَ ٱلۡكِتَٰبُ لَا رَيۡبَۛ فِيهِۛ هُدٗى لِّلۡمُتَّقِينَ</text:p>
          </table:table-cell>
          <table:table-cell table:style-name="表7.B1" office:value-type="string">
            <text:p text:style-name="P19"/>
            <text:p text:style-name="P8">dza:lika ~ that / alkitaabu ~ the book / la: ~ no / rayba ~ doubt / fiyhi ~ in it / hudan ~ a guidance / <text:s/>lil'muttaqiyn ~ for those consious of Allah</text:p>
          </table:table-cell>
        </table:table-row>
        <table:table-row>
          <table:table-cell table:style-name="表7.A2" office:value-type="string">
            <text:p text:style-name="P7">2:3</text:p>
            <text:p text:style-name="P7">ٱلَّذِينَ يُؤۡمِنُونَ</text:p>
            <text:p text:style-name="P7"><text:s/>بِٱلۡغَيۡبِ</text:p>
            <text:p text:style-name="P7"><text:s/>وَيُقِيمُونَ </text:p>
            <text:p text:style-name="P7">ٱلصَّلَوٰةَ </text:p>
            <text:p text:style-name="P7">وَمِمَّا</text:p>
            <text:p text:style-name="P7"><text:s/>رَزَقۡنَٰهُمۡ </text:p>
            <text:p text:style-name="P7">يُنفِقُونَ</text:p>
          </table:table-cell>
          <table:table-cell table:style-name="表7.B2" office:value-type="string">
            <text:p text:style-name="P19"/>
            <text:p text:style-name="P8">alla'dziyna ~ those who / yu'minuwna ~ believe / bi'l'ghaybi ~ in the unseen</text:p>
            <text:p text:style-name="P8"/>
            <text:p text:style-name="P8">wa'yuqiymuwna ~ and establish</text:p>
            <text:p text:style-name="P8"/>
            <text:p text:style-name="P8">as^s^alaata ~ the prayer</text:p>
            <text:p text:style-name="P8"/>
            <text:p text:style-name="P8">wa'mimma: ~ and out of what</text:p>
            <text:p text:style-name="P8"/>
            <text:p text:style-name="P8">razaqnaahum ~ we have provided them</text:p>
            <text:p text:style-name="P8">yunfiquwn ~ they spend</text:p>
          </table:table-cell>
        </table:table-row>
      </table:table>
      <text:p text:style-name="P14"/>
      <text:p text:style-name="P15"/>
      <text:p text:style-name="P20"><text:span text:style-name="T7">[next] </text:span><text:span text:style-name="T8">XX:XX</text:span></text:p>
      <text:p text:style-name="Text_20_body"/>
      <text:p text:style-name="P17">[/  20200213_103730]</text:p>
      <text:p text:style-name="Text_20_body"/>
      <text:p text:style-name="P19"><text:soft-page-break/></text:p>
      <text:p text:style-name="P13">------------------------------------------------------------</text:p>
      <text:p text:style-name="P16">[XXX] 20200223_154757</text:p>
      <text:p text:style-name="Text_20_body"/>
      <text:p text:style-name="P20"><text:span text:style-name="T5">1. </text:span><text:span text:style-name="T6">XX:XX</text:span></text:p>
      <text:p text:style-name="P21"><text:span text:style-name="T7">1. </text:span><text:span text:style-name="T9">X:X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7">2:4</text:p>
            <text:p text:style-name="P7">وَٱلَّذِينَ</text:p>
            <text:p text:style-name="P7"><text:s/>يُؤۡمِنُونَ</text:p>
            <text:p text:style-name="P7"><text:s/>بِمَآ أُنزِلَ </text:p>
            <text:p text:style-name="P7">إِلَيۡكَ وَمَآ </text:p>
            <text:p text:style-name="P7">أُنزِلَ مِن قَبۡلِكَ وَبِٱلۡأٓخِرَةِ هُمۡ يُوقِنُونَ</text:p>
          </table:table-cell>
          <table:table-cell table:style-name="表8.B1" office:value-type="string">
            <text:p text:style-name="P8"/>
            <text:p text:style-name="P8"/>
            <text:p text:style-name="P8">walladziyna ~ and those who</text:p>
            <text:p text:style-name="P8"/>
            <text:p text:style-name="P8">yu'mminuwna ~ believe</text:p>
            <text:p text:style-name="P8"/>
            <text:p text:style-name="P8">bi'maa ~ in what / unzila ~ is sent down</text:p>
            <text:p text:style-name="P8">I'leyka ~ to you / wa'maa ~ and that</text:p>
            <text:p text:style-name="P8">is sent down / from / qablika ~ before you / wa'bil'aaxirati ~ and in hereafter / hum ~ they / yuwqinuwn ~ firmly believe</text:p>
          </table:table-cell>
        </table:table-row>
        <table:table-row>
          <table:table-cell table:style-name="表8.A2" office:value-type="string">
            <text:p text:style-name="P7">2:5</text:p>
            <text:p text:style-name="P7">أُوْلَـٰٓئِكَ عَلَىٰ هُدٗى</text:p>
            <text:p text:style-name="P7"><text:s/>مِّن رَّبِّهِمۡۖ </text:p>
            <text:p text:style-name="P7">وَأُوْلَـٰٓئِكَ هُمُ ٱلۡمُفۡلِحُونَ</text:p>
          </table:table-cell>
          <table:table-cell table:style-name="表8.B2" office:value-type="string">
            <text:p text:style-name="P8"/>
            <text:p text:style-name="P8"/>
            <text:p text:style-name="P8">ulaayika ~ those / <text:span text:style-name="T1">AA</text:span>laa ~ on / hudan ~ guidance</text:p>
            <text:p text:style-name="P8"/>
            <text:p text:style-name="P8">min ~ from / rabbiihim ~ their lord</text:p>
            <text:p text:style-name="P8">and those / humu ~ they / al'muf'lixuwn ~ the successful ones</text:p>
          </table:table-cell>
        </table:table-row>
      </table:table>
      <text:p text:style-name="P15"/>
      <text:p text:style-name="P20"><text:span text:style-name="T7">[next] </text:span><text:span text:style-name="T8">XX:XX</text:span></text:p>
      <text:p text:style-name="Text_20_body"/>
      <text:p text:style-name="P17">[/  XXX] 20200223_161210</text:p>
      <text:p text:style-name="Text_20_body"/>
      <text:p text:style-name="P19"><text:soft-page-break/></text:p>
      <text:p text:style-name="P13">------------------------------------------------------------</text:p>
      <text:p text:style-name="P16">[XXX] </text:p>
      <text:p text:style-name="Text_20_body"/>
      <text:p text:style-name="P20"><text:span text:style-name="T5">1. </text:span><text:span text:style-name="T6">XX:XX</text:span></text:p>
      <text:p text:style-name="P21"><text:span text:style-name="T7">1. </text:span><text:span text:style-name="T9">X:X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7">2:6</text:p>
            <text:p text:style-name="P7">إِنَّ ٱلَّذِينَ كَفَرُواْ </text:p>
            <text:p text:style-name="P7">سَوَآءٌ </text:p>
            <text:p text:style-name="P7">عَلَيۡهِمۡ </text:p>
            <text:p text:style-name="P7">ءَأَنذَرۡتَهُمۡ </text:p>
            <text:p text:style-name="P7">أَمۡ لَمۡ تُنذِرۡهُمۡ </text:p>
            <text:p text:style-name="P7">لَا يُؤۡمِنُونَ</text:p>
          </table:table-cell>
          <table:table-cell table:style-name="表9.B1" office:value-type="string">
            <text:p text:style-name="P8"/>
            <text:p text:style-name="P8"/>
            <text:p text:style-name="P8">inna ~ indeed / alladziyna ~ those who / kafaruw ~ disbelieve</text:p>
            <text:p text:style-name="P8">sawaa<text:span text:style-name="T1">U</text:span>n ~ it is same</text:p>
            <text:p text:style-name="P8"/>
            <text:p text:style-name="P8"><text:span text:style-name="T1">AA</text:span>leyhim ~ to them</text:p>
            <text:p text:style-name="P8">whether you warn them ~ <text:span text:style-name="T1">A</text:span>andzartahum</text:p>
            <text:p text:style-name="P8">am ~ or / lam ~ not / tundzirhum ~ you warn them</text:p>
            <text:p text:style-name="P8">la ~ not / yu'<text:span text:style-name="T1">W'</text:span>minuwn ~ they believe</text:p>
          </table:table-cell>
        </table:table-row>
        <table:table-row>
          <table:table-cell table:style-name="表9.A2" office:value-type="string">
            <text:p text:style-name="P7">2:7</text:p>
            <text:p text:style-name="P7">خَتَمَ </text:p>
            <text:p text:style-name="P7">ٱللَّهُ عَلَىٰ </text:p>
            <text:p text:style-name="P7">قُلُوبِهِمۡ </text:p>
            <text:p text:style-name="P7">وَعَلَىٰ </text:p>
            <text:p text:style-name="P7">سَمۡعِهِمۡۖ </text:p>
            <text:p text:style-name="P7">وَعَلَىٰٓ أَبۡصَٰرِهِمۡ </text:p>
            <text:p text:style-name="P7">غِشَٰوَةٞۖ </text:p>
            <text:p text:style-name="P7">وَلَهُمۡ</text:p>
            <text:p text:style-name="P7"><text:soft-page-break/><text:s/>عَذَابٌ </text:p>
            <text:p text:style-name="P7">عَظِيمٞ</text:p>
          </table:table-cell>
          <table:table-cell table:style-name="表9.B2" office:value-type="string">
            <text:p text:style-name="P8"/>
            <text:p text:style-name="P8"/>
            <text:p text:style-name="P8">chatama ~ has set a seal</text:p>
            <text:p text:style-name="P8"/>
            <text:p text:style-name="P8">a. ~ allaahu / <text:span text:style-name="T1">AA</text:span>laa ~ on</text:p>
            <text:p text:style-name="P8">their hearts ~ quluwbihim</text:p>
            <text:p text:style-name="P8"/>
            <text:p text:style-name="P8">and on ~ wa'<text:span text:style-name="T1">AA</text:span>laa</text:p>
            <text:p text:style-name="P8"/>
            <text:p text:style-name="P8">sam<text:span text:style-name="T1">I</text:span>him ~ their hearing</text:p>
            <text:p text:style-name="P8"/>
            <text:p text:style-name="P8">and on / ab's^aarihim ~ vision+their</text:p>
            <text:p text:style-name="P8">ghishawatun ~ a veil</text:p>
            <text:p text:style-name="P8"/>
            <text:p text:style-name="P8">wa'lahum ~ and to+them</text:p>
            <text:p text:style-name="P8"/>
            <text:p text:style-name="P8"><text:soft-page-break/><text:span text:style-name="T1">A</text:span>dzaabun ~ a punishment</text:p>
            <text:p text:style-name="P8"/>
            <text:p text:style-name="P8"><text:span text:style-name="T1">AA</text:span>dz^iym ~ great</text:p>
          </table:table-cell>
        </table:table-row>
      </table:table>
      <text:p text:style-name="P15"/>
      <text:p text:style-name="P20"><text:span text:style-name="T7">[next] </text:span><text:span text:style-name="T8">XX:XX</text:span></text:p>
      <text:p text:style-name="Text_20_body"/>
      <text:p text:style-name="P17">[/  XXX] 20200224_145618</text:p>
      <text:p text:style-name="Text_20_body"/>
      <text:p text:style-name="P19"/>
      <text:p text:style-name="P13">------------------------------------------------------------</text:p>
      <text:p text:style-name="P16">[XXX] 20200305_092244</text:p>
      <text:p text:style-name="Text_20_body"/>
      <text:p text:style-name="P20"><text:span text:style-name="T5">1. </text:span><text:span text:style-name="T6">XX:XX</text:span></text:p>
      <text:p text:style-name="P21"><text:span text:style-name="T7">1. </text:span><text:span text:style-name="T9">X:X</text:span></text:p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7">2:8</text:p>
            <text:p text:style-name="P7">وَمِنَ ٱلنَّاسِ </text:p>
            <text:p text:style-name="P7">مَن</text:p>
            <text:p text:style-name="P7"><text:s/>يَقُولُ ءَامَنَّا</text:p>
            <text:p text:style-name="P7"/>
            <text:p text:style-name="P7"><text:s/>بِٱللَّهِ وَبِٱلۡيَوۡمِ</text:p>
            <text:p text:style-name="P7"><text:s/>ٱلۡأٓخِرِ</text:p>
            <text:p text:style-name="P7"><text:s/>وَمَا هُم </text:p>
            <text:p text:style-name="P7">بِمُؤۡمِنِينَ</text:p>
          </table:table-cell>
          <table:table-cell table:style-name="表11.B1" office:value-type="string">
            <text:p text:style-name="P8"/>
            <text:p text:style-name="P8"/>
            <text:p text:style-name="P8">wamiina ~ and of / annaasii ~ the people</text:p>
            <text:p text:style-name="P8">(are some) who ~ man</text:p>
            <text:p text:style-name="P8"/>
            <text:p text:style-name="P8">yaquwlu ~ say / <text:span text:style-name="T1">AA</text:span>mannaa ~ we believed</text:p>
            <text:p text:style-name="P8"/>
            <text:p text:style-name="P8"/>
            <text:p text:style-name="P8">billaahi ~ in Allah / wa'bi'liyawmi ~ and in the day</text:p>
            <text:p text:style-name="P8">al'aachiri ~ the last</text:p>
            <text:p text:style-name="P8"/>
            <text:p text:style-name="P8">wa maa ~ and not / hum ~ they</text:p>
            <text:p text:style-name="P8"/>
            <text:p text:style-name="P8">bi'mu<text:span text:style-name="T1">U</text:span>`miniyn ~ are believers</text:p>
          </table:table-cell>
        </table:table-row>
      </table:table>
      <text:p text:style-name="P15"/>
      <text:p text:style-name="P20"><text:span text:style-name="T7">[next] </text:span><text:span text:style-name="T8">XX:XX</text:span></text:p>
      <text:p text:style-name="Text_20_body"><text:soft-page-break/></text:p>
      <text:p text:style-name="P17">[/  XXX] 20200305_093413</text:p>
      <text:p text:style-name="Text_20_body"/>
      <text:p text:style-name="P19"/>
      <text:p text:style-name="Text_20_body"/>
      <text:p text:style-name="P13">------------------------------------------------------------</text:p>
      <text:p text:style-name="P16">[XXX] 20200312_090937</text:p>
      <text:p text:style-name="Text_20_body"/>
      <text:p text:style-name="P20"><text:span text:style-name="T5">1. </text:span><text:span text:style-name="T6">XX:XX</text:span></text:p>
      <text:p text:style-name="P21"><text:span text:style-name="T7">1. </text:span><text:span text:style-name="T9">X:X</text:span></text:p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7">2:9</text:p>
            <text:p text:style-name="P7">يُخَٰدِعُونَ </text:p>
            <text:p text:style-name="P7">ٱللَّهَ وَٱلَّذِينَ</text:p>
            <text:p text:style-name="P7"><text:s/>ءَامَنُواْ</text:p>
            <text:p text:style-name="P7"><text:s/>وَمَا يَخۡدَعُونَ</text:p>
            <text:p text:style-name="P7"><text:s/>إِلَّآ أَنفُسَهُمۡ</text:p>
            <text:p text:style-name="P7"><text:s/>وَمَا يَشۡعُرُونَ</text:p>
          </table:table-cell>
          <table:table-cell table:style-name="表12.B1" office:value-type="string">
            <text:p text:style-name="P8"/>
            <text:p text:style-name="P8"/>
            <text:p text:style-name="P8">yuchaadi<text:span text:style-name="T1">U</text:span>wna ~ they seek to dec<text:span text:style-name="T4">eive</text:span></text:p>
            <text:p text:style-name="P26">Allah / wa'lladhiyna ~ and those who</text:p>
            <text:p text:style-name="P8"><text:span text:style-name="T2">AA</text:span><text:span text:style-name="T4">manuw ~ to believe</text:span></text:p>
            <text:p text:style-name="P26"/>
            <text:p text:style-name="P8"><text:span text:style-name="T4">wa'maa ~ and not / yach'dza</text:span><text:span text:style-name="T2">U</text:span><text:span text:style-name="T4">wna ~ the decieve</text:span></text:p>
            <text:p text:style-name="P26">illaa ~ except / anfusahum ~ themselves</text:p>
            <text:p text:style-name="P8"><text:span text:style-name="T4">and not / yash'</text:span><text:span text:style-name="T2">UU</text:span><text:span text:style-name="T4">ruwn ~ they realize</text:span></text:p>
          </table:table-cell>
        </table:table-row>
      </table:table>
      <text:p text:style-name="P15"/>
      <text:p text:style-name="P20"><text:span text:style-name="T7">[next] </text:span><text:span text:style-name="T8">XX:XX</text:span></text:p>
      <text:p text:style-name="Text_20_body"/>
      <text:p text:style-name="P17">[/  XXX] 20200312_091809</text:p>
      <text:p text:style-name="Text_20_body"/>
      <text:p text:style-name="P19"/>
      <text:p text:style-name="Text_20_body"/>
      <text:p text:style-name="P16">[XXX] 20200409_073645</text:p>
      <text:p text:style-name="Text_20_body"/>
      <text:p text:style-name="P20"><text:soft-page-break/><text:span text:style-name="T5">1. </text:span><text:span text:style-name="T6">XX:XX</text:span></text:p>
      <text:p text:style-name="P21"><text:span text:style-name="T7">1. </text:span><text:span text:style-name="T9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table:number-columns-spanned="2" office:value-type="string">
            <text:p text:style-name="P30">https://ar.wikipedia.org/wiki/الإفطار_المجاني_للأطفال</text:p>
          </table:table-cell>
          <table:covered-table-cell/>
        </table:table-row>
        <table:table-row>
          <table:table-cell table:style-name="表13.A2" office:value-type="string">
            <text:p text:style-name="P7">كان برنامج</text:p>
            <text:p text:style-name="P7"><text:s/>إفطار مجاني</text:p>
            <text:p text:style-name="P7"><text:s/>لأطفال المدارس برنامج</text:p>
          </table:table-cell>
          <table:table-cell table:style-name="表13.B2" office:value-type="string">
            <text:p text:style-name="P8">kaan ~ exist / barnaamadj ~ program</text:p>
            <text:p text:style-name="P8">ift^aar . breakfast / madjaaniyu . free</text:p>
            <text:p text:style-name="P8">li'at^faal . fuer Kinder / almadaarsa . Schule / barnaamadj . Programm</text:p>
          </table:table-cell>
        </table:table-row>
        <table:table-row>
          <table:table-cell table:style-name="表13.A2" office:value-type="string">
            <text:p text:style-name="P31">/] 20200409_073807</text:p>
          </table:table-cell>
          <table:table-cell table:style-name="表13.B2" office:value-type="string">
            <text:p text:style-name="P19">@@@</text:p>
          </table:table-cell>
        </table:table-row>
        <table:table-row>
          <table:table-cell table:style-name="表13.B2" table:number-columns-spanned="2" office:value-type="string">
            <text:p text:style-name="P30">XXX</text:p>
          </table:table-cell>
          <table:covered-table-cell/>
        </table:table-row>
        <table:table-row>
          <table:table-cell table:style-name="表13.A2" office:value-type="string">
            <text:p text:style-name="P7"/>
          </table:table-cell>
          <table:table-cell table:style-name="表13.B2" office:value-type="string">
            <text:p text:style-name="P8"/>
          </table:table-cell>
        </table:table-row>
        <table:table-row>
          <table:table-cell table:style-name="表13.A2" office:value-type="string">
            <text:p text:style-name="P7"/>
          </table:table-cell>
          <table:table-cell table:style-name="表13.B2" office:value-type="string">
            <text:p text:style-name="P8"/>
          </table:table-cell>
        </table:table-row>
        <table:table-row>
          <table:table-cell table:style-name="表13.A2" office:value-type="string">
            <text:p text:style-name="P31">/] XXX</text:p>
          </table:table-cell>
          <table:table-cell table:style-name="表13.B2" office:value-type="string">
            <text:p text:style-name="P8">TEMPLATE</text:p>
          </table:table-cell>
        </table:table-row>
        <table:table-row>
          <table:table-cell table:style-name="表13.A2" office:value-type="string">
            <text:p text:style-name="P31">[XXX</text:p>
          </table:table-cell>
          <table:table-cell table:style-name="表13.B2" office:value-type="string">
            <text:p text:style-name="P23"/>
          </table:table-cell>
        </table:table-row>
        <table:table-row>
          <table:table-cell table:style-name="表13.A2" office:value-type="string">
            <text:p text:style-name="P7"/>
          </table:table-cell>
          <table:table-cell table:style-name="表13.B2" office:value-type="string">
            <text:p text:style-name="P8"/>
          </table:table-cell>
        </table:table-row>
      </table:table>
      <text:p text:style-name="P15"/>
      <text:p text:style-name="P20"><text:span text:style-name="T7">[next] </text:span><text:span text:style-name="T8">XX:XX</text:span></text:p>
      <text:p text:style-name="Text_20_body"/>
      <text:p text:style-name="P17">[/  XXX] </text:p>
      <text:p text:style-name="Text_20_body"/>
      <text:p text:style-name="Text_20_body"/>
      <text:p text:style-name="Text_20_body"/>
      <text:p text:style-name="Text_20_body"/>
      <text:p text:style-name="P10"/>
      <text:p text:style-name="P12">------------------------------------------------------------ TEMPLATE</text:p>
      <text:p text:style-name="P13">------------------------------------------------------------</text:p>
      <text:p text:style-name="P16">[XXX] </text:p>
      <text:p text:style-name="Text_20_body"><text:soft-page-break/></text:p>
      <text:p text:style-name="P20"><text:span text:style-name="T5">1. </text:span><text:span text:style-name="T6">XX:XX</text:span></text:p>
      <text:p text:style-name="P21"><text:span text:style-name="T7">1. </text:span><text:span text:style-name="T9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7"/>
          </table:table-cell>
          <table:table-cell table:style-name="表49.B1" office:value-type="string">
            <text:p text:style-name="P8"/>
          </table:table-cell>
        </table:table-row>
      </table:table>
      <text:p text:style-name="P15"/>
      <text:p text:style-name="P20"><text:span text:style-name="T7">[next] </text:span><text:span text:style-name="T8">XX:XX</text:span></text:p>
      <text:p text:style-name="Text_20_body"/>
      <text:p text:style-name="P17">[/  XXX] </text:p>
      <text:p text:style-name="Text_20_body"/>
      <text:p text:style-name="Text_20_body"/>
      <text:p text:style-name="Text_20_body"/>
      <text:p text:style-name="Text_20_body"/>
      <text:p text:style-name="P11">/------------------------------------------------------------ /TEMPLATE</text:p>
      <text:p text:style-name="P11"/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row>
          <table:table-cell table:style-name="表10.A1" office:value-type="string">
            <text:p text:style-name="P5"/>
          </table:table-cell>
          <table:table-cell table:style-name="表10.A1" office:value-type="string">
            <text:p text:style-name="P5">dz</text:p>
          </table:table-cell>
          <table:table-cell table:style-name="表10.A1" office:value-type="string">
            <text:p text:style-name="P5">“the” in english</text:p>
          </table:table-cell>
          <table:table-cell table:style-name="表10.D1" office:value-type="string">
            <text:p text:style-name="P5">20200213_101557</text:p>
          </table:table-cell>
        </table:table-row>
        <table:table-row>
          <table:table-cell table:style-name="表10.A2" office:value-type="string">
            <text:p text:style-name="P5"/>
          </table:table-cell>
          <table:table-cell table:style-name="表10.A2" office:value-type="string">
            <text:p text:style-name="P5">gh</text:p>
          </table:table-cell>
          <table:table-cell table:style-name="表10.A2" office:value-type="string">
            <text:p text:style-name="P5">arabic “غ” (“ghayin”)</text:p>
          </table:table-cell>
          <table:table-cell table:style-name="表10.D2" office:value-type="string">
            <text:p text:style-name="P5">20200213_102516</text:p>
          </table:table-cell>
        </table:table-row>
        <table:table-row>
          <table:table-cell table:style-name="表10.A2" office:value-type="string">
            <text:p text:style-name="P5"/>
          </table:table-cell>
          <table:table-cell table:style-name="表10.A2" office:value-type="string">
            <text:p text:style-name="P5">حُ</text:p>
          </table:table-cell>
          <table:table-cell table:style-name="表10.A2" office:value-type="string">
            <text:p text:style-name="P5">x in hebrew</text:p>
          </table:table-cell>
          <table:table-cell table:style-name="表10.D2" office:value-type="string">
            <text:p text:style-name="P5">20200223_161050</text:p>
          </table:table-cell>
        </table:table-row>
        <table:table-row>
          <table:table-cell table:style-name="表10.A2" office:value-type="string">
            <text:p text:style-name="P5"/>
          </table:table-cell>
          <table:table-cell table:style-name="表10.A2" office:value-type="string">
            <text:p text:style-name="P5">خِ</text:p>
          </table:table-cell>
          <table:table-cell table:style-name="表10.A2" office:value-type="string">
            <text:p text:style-name="P5">ch in hebrew “חֻ”</text:p>
          </table:table-cell>
          <table:table-cell table:style-name="表10.D2" office:value-type="string">
            <text:p text:style-name="P5">20200223_161050</text:p>
          </table:table-cell>
        </table:table-row>
        <table:table-row>
          <table:table-cell table:style-name="表10.A2" office:value-type="string">
            <text:p text:style-name="P5"/>
          </table:table-cell>
          <table:table-cell table:style-name="表10.A2" office:value-type="string">
            <text:p text:style-name="P9"><text:span text:style-name="T1">U</text:span>`</text:p>
          </table:table-cell>
          <table:table-cell table:style-name="表10.A2" office:value-type="string">
            <text:p text:style-name="P5">consonant only</text:p>
          </table:table-cell>
          <table:table-cell table:style-name="表10.D2" office:value-type="string">
            <text:p text:style-name="P5">20200305_093357</text:p>
          </table:table-cell>
        </table:table-row>
        <table:table-row>
          <table:table-cell table:style-name="表10.A2" office:value-type="string">
            <text:p text:style-name="P5"/>
          </table:table-cell>
          <table:table-cell table:style-name="表10.A2" office:value-type="string">
            <text:p text:style-name="P9">dj</text:p>
          </table:table-cell>
          <table:table-cell table:style-name="表10.A2" office:value-type="string">
            <text:p text:style-name="P5">french “je”</text:p>
          </table:table-cell>
          <table:table-cell table:style-name="表10.D2" office:value-type="string">
            <text:p text:style-name="P5">20200409_072937</text:p>
          </table:table-cell>
        </table:table-row>
      </table:table>
      <text:p text:style-name="P11"/>
      <text:p text:style-name="P12"/>
      <table:table table:name="表276" table:style-name="表276">
        <table:table-column table:style-name="表276.A"/>
        <table:table-row>
          <table:table-cell table:style-name="表276.A1" office:value-type="string">
            <text:p text:style-name="P4">r oj &amp;&amp; git add -A &amp;&amp; git commit -m "(lang : arabic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4"/>
          </table:table-cell>
        </table:table-row>
      </table:table>
      <text:p text:style-name="P22"/>
      <text:p text:style-name="P12">===================== EOF =====================</text:p>
      <text:p text:style-name="P1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0T21:19:12.88</meta:creation-date>
    <dc:date>2020-04-09T07:41:30.33</dc:date>
    <dc:creator>iwabuchi ken</dc:creator>
    <meta:editing-duration>PT4H50M4S</meta:editing-duration>
    <meta:editing-cycles>27</meta:editing-cycles>
    <meta:generator>OpenOffice/4.1.3$Win32 OpenOffice.org_project/413m1$Build-9783</meta:generator>
    <meta:document-statistic meta:table-count="15" meta:image-count="0" meta:object-count="0" meta:page-count="10" meta:paragraph-count="254" meta:word-count="933" meta:character-count="6293"/>
  </office:meta>
</office:document-meta>
</file>